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ESCRICAO</text:p>
          </table:table-cell>
          <table:table-cell table:style-name="ce1"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9 GERACAO 12</text:p>
          </table:table-cell>
          <table:table-cell table:formula="of:=RAND()*(1000-10)+10" office:value-type="float" office:value="75.3683989957907" calcext:value-type="float">
            <text:p>75,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9 GERACAO 10</text:p>
          </table:table-cell>
          <table:table-cell table:formula="of:=RAND()*(1000-10)+10" office:value-type="float" office:value="286.473363727634" calcext:value-type="float">
            <text:p>286,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9 GERACAO 8</text:p>
          </table:table-cell>
          <table:table-cell table:formula="of:=RAND()*(1000-10)+10" office:value-type="float" office:value="540.003935993253" calcext:value-type="float">
            <text:p>54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7 GERACAO 12</text:p>
          </table:table-cell>
          <table:table-cell table:formula="of:=RAND()*(1000-10)+10" office:value-type="float" office:value="79.5127865168487" calcext:value-type="float">
            <text:p>79,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7 GERACAO 10</text:p>
          </table:table-cell>
          <table:table-cell table:formula="of:=RAND()*(1000-10)+10" office:value-type="float" office:value="864.851082065691" calcext:value-type="float">
            <text:p>864,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7 GERACAO 8</text:p>
          </table:table-cell>
          <table:table-cell table:formula="of:=RAND()*(1000-10)+10" office:value-type="float" office:value="775.8058203152" calcext:value-type="float">
            <text:p>775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5 GERACAO 12</text:p>
          </table:table-cell>
          <table:table-cell table:formula="of:=RAND()*(1000-10)+10" office:value-type="float" office:value="454.289024928278" calcext:value-type="float">
            <text:p>454,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5 GERACAO 10</text:p>
          </table:table-cell>
          <table:table-cell table:formula="of:=RAND()*(1000-10)+10" office:value-type="float" office:value="135.559975426825" calcext:value-type="float">
            <text:p>135,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5 GERACAO 8</text:p>
          </table:table-cell>
          <table:table-cell table:formula="of:=RAND()*(1000-10)+10" office:value-type="float" office:value="185.670116571798" calcext:value-type="float">
            <text:p>185,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3 GERACAO 12</text:p>
          </table:table-cell>
          <table:table-cell table:formula="of:=RAND()*(1000-10)+10" office:value-type="float" office:value="753.616439133048" calcext:value-type="float">
            <text:p>753,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3 GERACAO 10</text:p>
          </table:table-cell>
          <table:table-cell table:formula="of:=RAND()*(1000-10)+10" office:value-type="float" office:value="369.76492887267" calcext:value-type="float">
            <text:p>369,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<text:s/>I3 GERACAO 8</text:p>
          </table:table-cell>
          <table:table-cell table:formula="of:=RAND()*(1000-10)+10" office:value-type="float" office:value="892.071683555803" calcext:value-type="float">
            <text:p>892,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RYZEN 3 GERACAO 12</text:p>
          </table:table-cell>
          <table:table-cell table:formula="of:=RAND()*(1000-10)+10" office:value-type="float" office:value="842.257659523337" calcext:value-type="float">
            <text:p>842,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RYZEN 3 GERACAO 10</text:p>
          </table:table-cell>
          <table:table-cell table:formula="of:=RAND()*(1000-10)+10" office:value-type="float" office:value="277.947095748539" calcext:value-type="float">
            <text:p>277,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RYZEN 3 GERACAO 8</text:p>
          </table:table-cell>
          <table:table-cell table:formula="of:=RAND()*(1000-10)+10" office:value-type="float" office:value="395.531227003336" calcext:value-type="float">
            <text:p>395,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RYZEN 5 GERACAO 12</text:p>
          </table:table-cell>
          <table:table-cell table:formula="of:=RAND()*(1000-10)+10" office:value-type="float" office:value="930.518709060091" calcext:value-type="float">
            <text:p>930,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RYZEN 5 GERACAO 10</text:p>
          </table:table-cell>
          <table:table-cell table:formula="of:=RAND()*(1000-10)+10" office:value-type="float" office:value="351.129530165388" calcext:value-type="float">
            <text:p>351,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PROCESSADOR</text:p>
          </table:table-cell>
          <table:table-cell office:value-type="string" calcext:value-type="string">
            <text:p>RYZEN 5 GERACAO 8</text:p>
          </table:table-cell>
          <table:table-cell table:formula="of:=RAND()*(1000-10)+10" office:value-type="float" office:value="480.859405936634" calcext:value-type="float">
            <text:p>48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8:44:52.206267525</meta:creation-date>
    <dc:date>2024-08-14T18:59:43.251667336</dc:date>
    <meta:editing-duration>PT3M49S</meta:editing-duration>
    <meta:editing-cycles>1</meta:editing-cycles>
    <meta:document-statistic meta:table-count="1" meta:cell-count="95" meta:object-count="0"/>
    <meta:generator>LibreOffice/24.2.5.2$Linux_X86_64 LibreOffice_project/420$Build-2</meta:generator>
  </office:meta>
</office:document-meta>
</file>